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1cm" fo:min-width="4.124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82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064cm"/>
    </style:style>
    <style:style style:name="gr4" style:family="graphic" style:parent-style-name="standard">
      <style:graphic-properties draw:textarea-horizontal-align="justify" draw:textarea-vertical-align="middle" draw:auto-grow-height="false" fo:min-height="1.451cm" fo:min-width="3.2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7.5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2.7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cm" svg:height="1.5cm" svg:x="2.8cm" svg:y="6.7cm">
          <text:p text:style-name="P1">Get rider 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7.1cm" svg:height="1.4cm" svg:x="3.1cm" svg:y="2.9cm">
          <text:p text:style-name="P1">Get event 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5" draw:id="id5" draw:layer="layout" svg:width="7.5cm" svg:height="1.4cm" svg:x="2.9cm" svg:y="10cm">
          <text:p text:style-name="P1">Get ride ti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7" draw:id="id7" draw:layer="layout" svg:width="6.1cm" svg:height="1.7cm" svg:x="2.9cm" svg:y="16.1cm">
          <text:p text:style-name="P1">Get 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xml:id="id4" draw:id="id4" draw:layer="layout" draw:type="line" svg:x1="6.65cm" svg:y1="4.3cm" svg:x2="6.6cm" svg:y2="6.7cm" draw:start-shape="id1" draw:start-glue-point="8" draw:end-shape="id2" draw:end-glue-point="5" svg:d="M6650 4300l-50 2400" svg:viewBox="0 0 51 2401">
          <text:p/>
        </draw:connector>
        <draw:frame draw:style-name="gr6" xml:id="id3" draw:id="id3" draw:layer="layout" svg:width="5.2cm" svg:height="1.2cm" svg:x="10.4cm" svg:y="4.9cm">
          <draw:text-box>
            <text:p>From Figure 2.7</text:p>
          </draw:text-box>
        </draw:frame>
        <draw:connector draw:style-name="gr7" draw:text-style-name="P1" draw:layer="layout" draw:type="lines" svg:x1="10.4cm" svg:y1="5.5cm" svg:x2="6.625cm" svg:y2="5.5cm" draw:start-shape="id3" draw:start-glue-point="3" draw:end-shape="id4" draw:end-glue-point="0" svg:d="M10400 5500h-500-2640-635" svg:viewBox="0 0 3776 1">
          <text:p/>
        </draw:connector>
        <draw:custom-shape draw:style-name="gr8" draw:text-style-name="P1" xml:id="id6" draw:id="id6" draw:layer="layout" svg:width="8cm" svg:height="1.8cm" svg:x="2.6cm" svg:y="12.7cm">
          <text:p text:style-name="P1">Generate handicap mo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6.6cm" svg:y1="8.2cm" svg:x2="6.65cm" svg:y2="10cm" draw:start-shape="id2" draw:start-glue-point="8" draw:end-shape="id5" draw:end-glue-point="5" svg:d="M6600 8200l50 1800" svg:viewBox="0 0 51 1801">
          <text:p/>
        </draw:connector>
        <draw:connector draw:style-name="gr5" draw:text-style-name="P1" draw:layer="layout" draw:type="line" svg:x1="6.65cm" svg:y1="11.4cm" svg:x2="6.6cm" svg:y2="12.7cm" draw:start-shape="id5" draw:start-glue-point="8" draw:end-shape="id6" draw:end-glue-point="4" svg:d="M6650 11400l-50 1300" svg:viewBox="0 0 51 1301">
          <text:p/>
        </draw:connector>
        <draw:connector draw:style-name="gr5" draw:text-style-name="P1" draw:layer="layout" draw:type="line" svg:x1="6.6cm" svg:y1="14.5cm" svg:x2="6.56cm" svg:y2="16.1cm" draw:start-shape="id6" draw:start-glue-point="6" draw:end-shape="id7" draw:end-glue-point="4" svg:d="M6600 14500l-40 1600" svg:viewBox="0 0 41 1601">
          <text:p/>
        </draw:connector>
        <draw:custom-shape draw:style-name="gr9" draw:text-style-name="P1" xml:id="id8" draw:id="id8" draw:layer="layout" svg:width="6.5cm" svg:height="4.6cm" svg:x="2.7cm" svg:y="19.6cm">
          <text:p text:style-name="P1">Add another recor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5.95cm" svg:y1="17.8cm" svg:x2="5.95cm" svg:y2="19.6cm" draw:start-shape="id7" draw:start-glue-point="8" draw:end-shape="id8" draw:end-glue-point="4" svg:d="M5950 17800v1800" svg:viewBox="0 0 1 1801">
          <text:p/>
        </draw:connector>
        <draw:connector draw:style-name="gr5" draw:text-style-name="P1" draw:layer="layout" svg:x1="2.7cm" svg:y1="21.9cm" svg:x2="6.625cm" svg:y2="5.5cm" draw:start-shape="id8" draw:start-glue-point="5" draw:end-shape="id4" draw:end-glue-point="0" svg:d="M2700 21900h-501v-16400h4426" svg:viewBox="0 0 4427 16401">
          <text:p/>
        </draw:connector>
        <draw:frame draw:style-name="gr10" draw:layer="layout" svg:width="1.9cm" svg:height="0.962cm" svg:x="-0.2cm" svg:y="19.838cm">
          <draw:text-box>
            <text:p>Yes</text:p>
          </draw:text-box>
        </draw:frame>
        <draw:frame draw:style-name="gr11" xml:id="id9" draw:id="id9" draw:layer="layout" svg:width="4.3cm" svg:height="2cm" svg:x="12.1cm" svg:y="20.9cm">
          <draw:text-box>
            <text:p>To figure 2.6</text:p>
          </draw:text-box>
        </draw:frame>
        <draw:connector draw:style-name="gr12" draw:text-style-name="P1" draw:layer="layout" draw:type="line" svg:x1="9.2cm" svg:y1="21.9cm" svg:x2="12.1cm" svg:y2="21.9cm" draw:start-shape="id8" draw:start-glue-point="7" draw:end-shape="id9" svg:d="M9200 21900h2900" svg:viewBox="0 0 2901 1">
          <text:p text:style-name="P1">No</text:p>
          <text:p text:style-name="P1"/>
        </draw:connector>
        <draw:frame draw:style-name="gr13" xml:id="id10" draw:id="id10" draw:layer="layout" svg:width="5.1cm" svg:height="1.3cm" svg:x="4.1cm" svg:y="0cm">
          <draw:text-box>
            <text:p>From figure 2.6</text:p>
          </draw:text-box>
        </draw:frame>
        <draw:connector draw:style-name="gr5" draw:text-style-name="P1" draw:layer="layout" draw:type="line" svg:x1="6.65cm" svg:y1="1.3cm" svg:x2="6.65cm" svg:y2="2.9cm" draw:start-shape="id10" draw:start-glue-point="2" draw:end-shape="id1" draw:end-glue-point="5" svg:d="M6650 13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21:51:10.868000000</meta:creation-date>
    <dc:date>2015-01-16T21:57:22.993000000</dc:date>
    <meta:editing-duration>PT6M13S</meta:editing-duration>
    <meta:editing-cycles>2</meta:editing-cycles>
    <meta:generator>LibreOffice/4.3.2.2$Windows_x86 LibreOffice_project/edfb5295ba211bd31ad47d0bad0118690f76407d</meta:generator>
    <meta:document-statistic meta:object-count="19"/>
  </office:meta>
</office:document-meta>
</file>